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Black" svg:font-family="'Arial Black'" style:font-adornments="Regular" style:font-pitch="variable"/>
    <style:font-face style:name="Parastoo" svg:font-family="Parastoo" style:font-pitch="variable"/>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4925in" fo:margin-right="0in" fo:text-align="end" style:justify-single-word="false" fo:text-indent="0in" style:auto-text-indent="false" style:writing-mode="rl-tb"/>
      <style:text-properties officeooo:rsid="0001d93b" officeooo:paragraph-rsid="0001d93b"/>
    </style:style>
    <style:style style:name="P2" style:family="paragraph" style:parent-style-name="Standard">
      <style:paragraph-properties fo:margin-left="0.4925in" fo:margin-right="0in" fo:text-align="end" style:justify-single-word="false" fo:text-indent="0in" style:auto-text-indent="false" style:writing-mode="rl-tb"/>
    </style:style>
    <style:style style:name="P3" style:family="paragraph" style:parent-style-name="Standard">
      <style:paragraph-properties fo:margin-left="0.4925in" fo:margin-right="0in" fo:text-align="end" style:justify-single-word="false" fo:text-indent="0in" style:auto-text-indent="false" style:writing-mode="rl-tb"/>
      <style:text-properties officeooo:rsid="0001f870" officeooo:paragraph-rsid="0001f870"/>
    </style:style>
    <style:style style:name="P4" style:family="paragraph" style:parent-style-name="Standard">
      <style:paragraph-properties fo:margin-left="0.4925in" fo:margin-right="0in" fo:text-align="end" style:justify-single-word="false" fo:text-indent="0in" style:auto-text-indent="false" style:writing-mode="rl-tb"/>
      <style:text-properties officeooo:rsid="00137d1b" officeooo:paragraph-rsid="00137d1b"/>
    </style:style>
    <style:style style:name="P5" style:family="paragraph" style:parent-style-name="Standard">
      <style:paragraph-properties fo:margin-left="0.4925in" fo:margin-right="0in" fo:text-align="end" style:justify-single-word="false" fo:text-indent="0in" style:auto-text-indent="false" style:writing-mode="rl-tb"/>
      <style:text-properties style:font-name="Parastoo" officeooo:rsid="0001d93b" officeooo:paragraph-rsid="0001d93b" style:font-name-complex="Parastoo"/>
    </style:style>
    <style:style style:name="P6" style:family="paragraph" style:parent-style-name="Standard">
      <style:paragraph-properties fo:margin-left="0.4925in" fo:margin-right="0in" fo:text-align="end" style:justify-single-word="false" fo:text-indent="0in" style:auto-text-indent="false" style:writing-mode="rl-tb"/>
      <style:text-properties style:font-name="Parastoo" officeooo:rsid="00137d1b" officeooo:paragraph-rsid="00137d1b" style:font-name-complex="Parastoo"/>
    </style:style>
    <style:style style:name="P7" style:family="paragraph" style:parent-style-name="Standard">
      <style:paragraph-properties fo:margin-left="0.4925in" fo:margin-right="0in" fo:text-align="end" style:justify-single-word="false" fo:text-indent="0in" style:auto-text-indent="false" style:writing-mode="rl-tb"/>
      <style:text-properties style:font-name="Parastoo" style:font-name-complex="Parastoo"/>
    </style:style>
    <style:style style:name="P8" style:family="paragraph" style:parent-style-name="Standard">
      <style:paragraph-properties fo:margin-left="0.4925in" fo:margin-right="0in" fo:text-align="end" style:justify-single-word="false" fo:text-indent="0in" style:auto-text-indent="false" style:writing-mode="rl-tb"/>
      <style:text-properties style:font-name="Parastoo" officeooo:rsid="0001f870" officeooo:paragraph-rsid="0001f870" style:font-name-complex="Parastoo"/>
    </style:style>
    <style:style style:name="P9" style:family="paragraph" style:parent-style-name="Standard">
      <style:paragraph-properties fo:text-align="end" style:justify-single-word="false" style:writing-mode="rl-tb"/>
    </style:style>
    <style:style style:name="P10" style:family="paragraph" style:parent-style-name="Standard">
      <style:paragraph-properties fo:text-align="end" style:justify-single-word="false" style:writing-mode="rl-tb"/>
      <style:text-properties officeooo:paragraph-rsid="0001d93b"/>
    </style:style>
    <style:style style:name="P11" style:family="paragraph" style:parent-style-name="Standard">
      <style:paragraph-properties fo:text-align="end" style:justify-single-word="false" style:writing-mode="rl-tb"/>
      <style:text-properties officeooo:rsid="0001d93b" officeooo:paragraph-rsid="0001d93b"/>
    </style:style>
    <style:style style:name="P12" style:family="paragraph" style:parent-style-name="Standard">
      <style:paragraph-properties fo:text-align="end" style:justify-single-word="false" style:writing-mode="rl-tb"/>
      <style:text-properties officeooo:rsid="0001f870" officeooo:paragraph-rsid="0001f870"/>
    </style:style>
    <style:style style:name="P13" style:family="paragraph" style:parent-style-name="Standard">
      <style:paragraph-properties fo:text-align="end" style:justify-single-word="false" style:writing-mode="rl-tb"/>
      <style:text-properties officeooo:rsid="000264ff" officeooo:paragraph-rsid="000264ff"/>
    </style:style>
    <style:style style:name="P14" style:family="paragraph" style:parent-style-name="Standard">
      <style:paragraph-properties fo:text-align="end" style:justify-single-word="false" style:writing-mode="rl-tb"/>
      <style:text-properties officeooo:rsid="00064666" officeooo:paragraph-rsid="00064666"/>
    </style:style>
    <style:style style:name="P15" style:family="paragraph" style:parent-style-name="Standard">
      <style:paragraph-properties fo:text-align="end" style:justify-single-word="false" style:writing-mode="rl-tb"/>
      <style:text-properties officeooo:rsid="0006a9a4" officeooo:paragraph-rsid="0006a9a4"/>
    </style:style>
    <style:style style:name="P16" style:family="paragraph" style:parent-style-name="Standard">
      <style:paragraph-properties fo:text-align="end" style:justify-single-word="false" style:writing-mode="rl-tb"/>
      <style:text-properties officeooo:rsid="00089688" officeooo:paragraph-rsid="00089688"/>
    </style:style>
    <style:style style:name="P17" style:family="paragraph" style:parent-style-name="Standard">
      <style:paragraph-properties fo:text-align="end" style:justify-single-word="false" style:writing-mode="rl-tb"/>
      <style:text-properties officeooo:rsid="000a6c92" officeooo:paragraph-rsid="000a6c92"/>
    </style:style>
    <style:style style:name="P18" style:family="paragraph" style:parent-style-name="Standard">
      <style:paragraph-properties fo:text-align="end" style:justify-single-word="false" style:writing-mode="rl-tb"/>
      <style:text-properties officeooo:rsid="000b7ca5" officeooo:paragraph-rsid="000b7ca5"/>
    </style:style>
    <style:style style:name="P19" style:family="paragraph" style:parent-style-name="Standard">
      <style:paragraph-properties fo:text-align="end" style:justify-single-word="false" style:writing-mode="rl-tb"/>
      <style:text-properties officeooo:rsid="000edb80" officeooo:paragraph-rsid="000ee5cd"/>
    </style:style>
    <style:style style:name="P20" style:family="paragraph" style:parent-style-name="Standard">
      <style:paragraph-properties fo:text-align="end" style:justify-single-word="false" style:writing-mode="rl-tb"/>
      <style:text-properties officeooo:rsid="000ee5cd" officeooo:paragraph-rsid="000ee5cd"/>
    </style:style>
    <style:style style:name="P21" style:family="paragraph" style:parent-style-name="Standard">
      <style:paragraph-properties fo:text-align="end" style:justify-single-word="false" style:writing-mode="rl-tb"/>
      <style:text-properties style:font-name="Parastoo" officeooo:rsid="00064666" officeooo:paragraph-rsid="00064666" style:font-name-complex="Parastoo"/>
    </style:style>
    <style:style style:name="P22" style:family="paragraph" style:parent-style-name="Standard">
      <style:paragraph-properties fo:text-align="end" style:justify-single-word="false" style:writing-mode="rl-tb"/>
      <style:text-properties style:font-name="Parastoo" officeooo:rsid="0006a9a4" officeooo:paragraph-rsid="0006a9a4" style:font-name-complex="Parastoo"/>
    </style:style>
    <style:style style:name="P23" style:family="paragraph" style:parent-style-name="Standard">
      <style:paragraph-properties fo:text-align="end" style:justify-single-word="false" style:writing-mode="rl-tb"/>
      <style:text-properties style:font-name="Parastoo" style:font-name-complex="Parastoo"/>
    </style:style>
    <style:style style:name="P24" style:family="paragraph" style:parent-style-name="Standard">
      <style:paragraph-properties fo:text-align="end" style:justify-single-word="false" style:writing-mode="rl-tb"/>
      <style:text-properties style:font-name="Parastoo" officeooo:paragraph-rsid="0001d93b" style:font-name-complex="Parastoo"/>
    </style:style>
    <style:style style:name="P25" style:family="paragraph" style:parent-style-name="Standard">
      <style:paragraph-properties fo:text-align="end" style:justify-single-word="false" style:writing-mode="rl-tb"/>
      <style:text-properties style:font-name="Parastoo" officeooo:rsid="00089688" officeooo:paragraph-rsid="00089688" style:font-name-complex="Parastoo"/>
    </style:style>
    <style:style style:name="P26" style:family="paragraph" style:parent-style-name="Standard">
      <style:paragraph-properties fo:text-align="end" style:justify-single-word="false" style:writing-mode="rl-tb"/>
      <style:text-properties style:font-name="Parastoo" officeooo:rsid="0001d93b" officeooo:paragraph-rsid="0001d93b" style:font-name-complex="Parastoo"/>
    </style:style>
    <style:style style:name="P27" style:family="paragraph" style:parent-style-name="Standard">
      <style:paragraph-properties fo:text-align="end" style:justify-single-word="false" style:writing-mode="rl-tb"/>
      <style:text-properties style:font-name="Parastoo" officeooo:rsid="000a6c92" officeooo:paragraph-rsid="000a6c92" style:font-name-complex="Parastoo"/>
    </style:style>
    <style:style style:name="P28" style:family="paragraph" style:parent-style-name="Standard">
      <style:paragraph-properties fo:text-align="end" style:justify-single-word="false" style:writing-mode="rl-tb"/>
      <style:text-properties style:font-name="Parastoo" officeooo:rsid="000b7ca5" officeooo:paragraph-rsid="000b7ca5" style:font-name-complex="Parastoo"/>
    </style:style>
    <style:style style:name="P29" style:family="paragraph" style:parent-style-name="Standard">
      <style:paragraph-properties fo:text-align="end" style:justify-single-word="false" style:writing-mode="rl-tb"/>
      <style:text-properties style:font-name="Parastoo" officeooo:rsid="0001f870" officeooo:paragraph-rsid="0001f870" style:font-name-complex="Parastoo"/>
    </style:style>
    <style:style style:name="P30" style:family="paragraph" style:parent-style-name="Standard">
      <style:paragraph-properties fo:text-align="end" style:justify-single-word="false" style:writing-mode="rl-tb"/>
      <style:text-properties style:font-name="Parastoo" officeooo:rsid="000edb80" officeooo:paragraph-rsid="000ee5cd" style:font-name-complex="Parastoo"/>
    </style:style>
    <style:style style:name="P31" style:family="paragraph" style:parent-style-name="Standard">
      <style:paragraph-properties fo:text-align="end" style:justify-single-word="false" style:writing-mode="rl-tb"/>
      <style:text-properties style:font-name="Parastoo" officeooo:rsid="000ee5cd" officeooo:paragraph-rsid="000ee5cd" style:font-name-complex="Parastoo"/>
    </style:style>
    <style:style style:name="P32" style:family="paragraph" style:parent-style-name="Standard">
      <style:paragraph-properties fo:text-align="end" style:justify-single-word="false" style:writing-mode="rl-tb"/>
      <style:text-properties style:font-name="Parastoo" officeooo:rsid="000264ff" officeooo:paragraph-rsid="000264ff" style:font-name-complex="Parastoo"/>
    </style:style>
    <style:style style:name="P33" style:family="paragraph" style:parent-style-name="Endnote">
      <style:text-properties officeooo:rsid="000864c2" officeooo:paragraph-rsid="000864c2"/>
    </style:style>
    <style:style style:name="P34" style:family="paragraph" style:parent-style-name="Standard" style:list-style-name="L1">
      <style:paragraph-properties fo:text-align="end" style:justify-single-word="false" style:writing-mode="rl-tb"/>
      <style:text-properties style:font-name="Parastoo" officeooo:rsid="00064666" officeooo:paragraph-rsid="00064666" style:font-name-complex="Parastoo"/>
    </style:style>
    <style:style style:name="P35" style:family="paragraph" style:parent-style-name="Standard" style:list-style-name="L1">
      <style:paragraph-properties fo:text-align="end" style:justify-single-word="false" style:writing-mode="rl-tb"/>
      <style:text-properties style:font-name="Parastoo" officeooo:rsid="0006a9a4" officeooo:paragraph-rsid="0006a9a4" style:font-name-complex="Parastoo"/>
    </style:style>
    <style:style style:name="P36" style:family="paragraph" style:parent-style-name="Standard" style:list-style-name="L1">
      <style:paragraph-properties fo:text-align="end" style:justify-single-word="false" style:writing-mode="rl-tb"/>
      <style:text-properties style:font-name="Parastoo" officeooo:rsid="0006a9a4" officeooo:paragraph-rsid="0018342e" style:font-name-complex="Parastoo"/>
    </style:style>
    <style:style style:name="P37" style:family="paragraph" style:parent-style-name="Standard" style:list-style-name="L1">
      <style:paragraph-properties fo:text-align="end" style:justify-single-word="false" style:writing-mode="rl-tb"/>
      <style:text-properties style:font-name="Parastoo" officeooo:paragraph-rsid="0001d93b" style:font-name-complex="Parastoo"/>
    </style:style>
    <style:style style:name="P38" style:family="paragraph" style:parent-style-name="Standard" style:list-style-name="L1">
      <style:paragraph-properties fo:text-align="end" style:justify-single-word="false" style:writing-mode="rl-tb"/>
      <style:text-properties style:font-name="Parastoo" officeooo:rsid="00089688" officeooo:paragraph-rsid="001a471b" style:font-name-complex="Parastoo"/>
    </style:style>
    <style:style style:name="P39" style:family="paragraph" style:parent-style-name="Standard" style:list-style-name="L1">
      <style:paragraph-properties fo:text-align="end" style:justify-single-word="false" style:writing-mode="rl-tb"/>
      <style:text-properties style:font-name="Parastoo" officeooo:rsid="0001d93b" officeooo:paragraph-rsid="0001d93b" style:font-name-complex="Parastoo"/>
    </style:style>
    <style:style style:name="P40" style:family="paragraph" style:parent-style-name="Standard" style:list-style-name="L1">
      <style:paragraph-properties fo:text-align="end" style:justify-single-word="false" style:writing-mode="rl-tb"/>
      <style:text-properties style:font-name="Parastoo" officeooo:rsid="000a6c92" officeooo:paragraph-rsid="000a6c92" style:font-name-complex="Parastoo"/>
    </style:style>
    <style:style style:name="P41" style:family="paragraph" style:parent-style-name="Standard">
      <style:paragraph-properties fo:text-align="end" style:justify-single-word="false" style:writing-mode="rl-tb"/>
      <style:text-properties style:font-name="Parastoo" officeooo:rsid="000a6c92" officeooo:paragraph-rsid="000a6c92" style:font-name-complex="Parastoo"/>
    </style:style>
    <style:style style:name="P42" style:family="paragraph" style:parent-style-name="Standard" style:list-style-name="L1">
      <style:paragraph-properties fo:text-align="end" style:justify-single-word="false" style:writing-mode="rl-tb"/>
      <style:text-properties style:font-name="Parastoo" officeooo:rsid="000b7ca5" officeooo:paragraph-rsid="000b7ca5" style:font-name-complex="Parastoo"/>
    </style:style>
    <style:style style:name="P43" style:family="paragraph" style:parent-style-name="Standard" style:list-style-name="L1">
      <style:paragraph-properties fo:text-align="end" style:justify-single-word="false" style:writing-mode="rl-tb"/>
      <style:text-properties style:font-name="Parastoo" officeooo:rsid="0001f870" officeooo:paragraph-rsid="0001f870" style:font-name-complex="Parastoo"/>
    </style:style>
    <style:style style:name="P44" style:family="paragraph" style:parent-style-name="Standard" style:list-style-name="L1">
      <style:paragraph-properties fo:text-align="end" style:justify-single-word="false" style:writing-mode="rl-tb"/>
      <style:text-properties style:font-name="Parastoo" officeooo:rsid="000edb80" officeooo:paragraph-rsid="000ee5cd" style:font-name-complex="Parastoo"/>
    </style:style>
    <style:style style:name="P45" style:family="paragraph" style:parent-style-name="Standard" style:list-style-name="L1">
      <style:paragraph-properties fo:text-align="end" style:justify-single-word="false" style:writing-mode="rl-tb"/>
      <style:text-properties style:font-name="Parastoo" officeooo:rsid="000ee5cd" officeooo:paragraph-rsid="000ee5cd" style:font-name-complex="Parastoo"/>
    </style:style>
    <style:style style:name="P46" style:family="paragraph" style:parent-style-name="Standard" style:list-style-name="L1">
      <style:paragraph-properties fo:text-align="end" style:justify-single-word="false" style:writing-mode="rl-tb"/>
      <style:text-properties style:font-name="Parastoo" officeooo:rsid="000ee5cd" officeooo:paragraph-rsid="001c8978" style:font-name-complex="Parastoo"/>
    </style:style>
    <style:style style:name="P47" style:family="paragraph" style:parent-style-name="Standard" style:list-style-name="L1">
      <style:paragraph-properties fo:text-align="end" style:justify-single-word="false" style:writing-mode="rl-tb"/>
      <style:text-properties style:font-name="Parastoo" officeooo:rsid="000264ff" officeooo:paragraph-rsid="000264ff" style:font-name-complex="Parastoo"/>
    </style:style>
    <style:style style:name="P48" style:family="paragraph" style:parent-style-name="Standard" style:list-style-name="L1">
      <style:paragraph-properties fo:text-align="end" style:justify-single-word="false" style:writing-mode="rl-tb"/>
      <style:text-properties style:font-name="Parastoo" fo:font-size="9pt" officeooo:rsid="00064666" officeooo:paragraph-rsid="00186801" style:font-size-asian="10.5pt" style:font-name-complex="Parastoo"/>
    </style:style>
    <style:style style:name="P49" style:family="paragraph" style:parent-style-name="Standard" style:list-style-name="L1">
      <style:paragraph-properties fo:text-align="end" style:justify-single-word="false" style:writing-mode="rl-tb"/>
      <style:text-properties style:font-name="Parastoo" fo:font-size="9pt" officeooo:rsid="00064666" officeooo:paragraph-rsid="0001f870" style:font-size-asian="10.5pt" style:font-name-complex="Parastoo"/>
    </style:style>
    <style:style style:name="P50" style:family="paragraph" style:parent-style-name="Endnote">
      <style:text-properties officeooo:rsid="001b6f45" officeooo:paragraph-rsid="001b6f45"/>
    </style:style>
    <style:style style:name="T1" style:family="text">
      <style:text-properties fo:font-weight="bold" style:font-weight-asian="bold" style:font-weight-complex="bold"/>
    </style:style>
    <style:style style:name="T2" style:family="text">
      <style:text-properties officeooo:rsid="000770ea"/>
    </style:style>
    <style:style style:name="T3" style:family="text">
      <style:text-properties style:text-position="0% 100%" officeooo:rsid="000770ea"/>
    </style:style>
    <style:style style:name="T4" style:family="text">
      <style:text-properties officeooo:rsid="000864c2"/>
    </style:style>
    <style:style style:name="T5" style:family="text">
      <style:text-properties officeooo:rsid="000a6c92"/>
    </style:style>
    <style:style style:name="T6" style:family="text">
      <style:text-properties officeooo:rsid="000b7ca5"/>
    </style:style>
    <style:style style:name="T7" style:family="text">
      <style:text-properties officeooo:rsid="000cb482"/>
    </style:style>
    <style:style style:name="T8" style:family="text">
      <style:text-properties officeooo:rsid="000ee5cd"/>
    </style:style>
    <style:style style:name="T9" style:family="text">
      <style:text-properties officeooo:rsid="00157b78"/>
    </style:style>
    <style:style style:name="T10" style:family="text">
      <style:text-properties officeooo:rsid="00186801"/>
    </style:style>
    <style:style style:name="T11" style:family="text">
      <style:text-properties officeooo:rsid="001a471b"/>
    </style:style>
    <style:style style:name="T12" style:family="text">
      <style:text-properties officeooo:rsid="001b6f45"/>
    </style:style>
    <style:style style:name="T13" style:family="text">
      <style:text-properties officeooo:rsid="001c8978"/>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Zookeeper kafka</text:span> </text:p>
      <text:p text:style-name="P6"/>
      <text:p text:style-name="P7"/>
      <text:p text:style-name="P8">یک‌سری از موارد تنها برای اسلاید آماده شوند و در مقاله اصلی قرار نگیرند . </text:p>
      <text:p text:style-name="P7"/>
      <text:list xml:id="list7638603767105119314" text:style-name="L1">
        <text:list-item>
          <text:p text:style-name="P34">معرفی </text:p>
        </text:list-item>
        <text:list-item>
          <text:p text:style-name="P35">سخن نویسنده </text:p>
          <text:list>
            <text:list-item>
              <text:p text:style-name="P36">این مقاله بعد از <text:span text:style-name="T4">نزدیک دو ماه </text:span><text:s/>از بررسی و مطالعه من در زمینه Big Data منتشر شده است. دنیای بزرگی که <text:span text:style-name="T2">مهمتر از </text:span>حجم <text:span text:style-name="T2">عظیم </text:span><text:s/>اطلاعات تولید <text:span text:style-name="T2">شده، ابزارهایی هستند که با آن‌ها امکان ذخیره‌سازی و پردازش داده‌های تولیدی را پیدا می‌کنیم. </text:span>ابزارهایی که به راحتی می‌توا<text:span text:style-name="T2">ن</text:span>ند برای هر فردی که مهارت و تجربه کافی <text:span text:style-name="T2">در استفاده ازآنها را <text:s/></text:span>کسب کند به عنوان رزومه‌ای ارزشمند محسوب شو<text:span text:style-name="T2">د. همچون اغلب حیطه‌های دنیای نرم‌افزارها، نرم‌افزارهای آزاد و متن‌باز جایگاه ویژه‌ای را به خود اختصاص داده‌اند، جایگاهی که حتی‌ به راحتی می‌توان گفت در انحصار نرم‌افزارهای آزاد و متن‌باز است.شروع فعالیت من بر روی مفاهیم Big Data بر روی حیطه real-time Stream Processing و ابزارهایی مانند Storm و Heron بود. Storm موتور Stream processing است که توییتر تا همین چند ماه پیش از آن استفاده می‌کرد که به دلیل پاره‌ای مشکلات جای خود را به ابزاری توسعه داده شده توسط خود توییتر به نام Heron داد. دلایل این رویکرد در مقاله‌ای با همین عنوان در </text:span><text:span text:style-name="T3">ACM</text:span><text:span text:style-name="T3"><text:note text:id="ftn1" text:note-class="endnote"><text:note-citation>i</text:note-citation><text:note-body><text:p text:style-name="P33">Link to heron article </text:p></text:note-body></text:note></text:span><text:span text:style-name="T2"> وجود دارد. هرچند که Heron و Storm به عنوان ابزارهای ایده‌آلی برای Stream Processing استفاده می‌شوند اما هر دو آن‌ها محتاج به ابزارهای دیگری هستند که وظیفه آن‌ها Messaging یا همان feed کردن داده است. این ابزارها <text:s/>Stream مورد نظر را برای پردازش ابزارهای Stream Processing فراهم می‌کنند. کافکا یکی از این ابزارهاست که به طور معمول همراه با برنامه‌های Storm و Heron مورد استفاده قرار می‌گیرد ابزاری قدرتمند که نه‌تنها وظیفه خود را به خوبی انجام می‌دهد <text:s/>بلکه در نسخه آخر انتشار خود پا را از آن هم فراتر گذاشته و قصد فتح سرزمین Heron و Storm در زمینه Stream Processing را دارد. همین پیشرفت و قدرت کافکا یکی از عوامل مهمی بود که <text:s/>تیم شرکت <text:s/>ما به عنوان گزینه‌ی اصلی برای پیاده‌سازی و راه‌اندازی ابزارهای لازم برای Correlation ، کافکا را در مرکز تحقیقات و توسعه خود قرار داد. در این مقاله <text:s/>قصد دارم <text:s/>خلاصه‌ای مروری داشته باشم <text:s/>در استفاده از Kafka و Zookeeper و <text:s/>همچنین سعی دارم که گوشه‌ای از تجربیاتم را به علاقه‌مندان ارائه کنم، تنها نکته‌ای که مهم است این است که به این مقاله به عنوان یک مرور بسیار سطحی نگاه کنید و نه یک راه‌حل برای یادگیری. پیشنهاد من مانند همیشه خواندن کتاب انگلیسی و خواندن مستندات، سورس‌کدها و مثال‌های سایت‌ رسمی هر کدام از این ابزارهاست. </text:span></text:p>
            </text:list-item>
          </text:list>
        </text:list-item>
        <text:list-item>
          <text:p text:style-name="P34">فهرست </text:p>
        </text:list-item>
        <text:list-item>
          <text:p text:style-name="P37">مقدمه </text:p>
          <text:list>
            <text:list-item>
              <text:p text:style-name="P37">دنیای امروز</text:p>
              <text:list>
                <text:list-item>
                  <text:p text:style-name="P38">خوب می‌دانیم هر روز داده‌های زیادی ایجاد می‌شود که می‌توان با پردازش و بررسی آن‌ها به دانش بشری کمک کرد، داده‌هایی آنقدر عظیم که حتی تصور خواندنشان توسط انسان هم دور از ذهن است. این <text:span text:style-name="T11">حجم عظیم از </text:span>داده به واسطه وجود ابزاری به نام کامپیوتر ایجاد می‌شود و از آنجایی که تولید این داده‌ها توسط کامپیوتر صورت می‌گیرد پس بهتر است خواندن آنرا نیز به خود او واگذار کنیم. اما خواندن تنها ثمره‌ای را به همراه خواهد داشت<text:span text:style-name="T11">؟</text:span> مطمئناً<text:span text:style-name="T11"> </text:span>خیر و نیاز است که این داده‌ها پردازش شده<text:span text:style-name="T11">،</text:span> داده‌کاوی شده و تبدیل به دانش شوند. دانشی که <text:span text:style-name="T11">می‌توان از آن به عنوان اکسیر این </text:span><text:soft-page-break/><text:span text:style-name="T11">حجم عظیم از داده‌ها دانست و هدف از </text:span>Big Data <text:span text:style-name="T11">هم همین مسأله </text:span>است. بیایید از زاویه‌ای دیگری به مسأله نگاه کنیم . فرض کنید می‌توانستیم <text:s/>روزانه میزان کالُری دریافتی و مصرفی هر فردی در دنیا را از بدو تولد ذخیره نماییم . داده‌ای که در هر دقیقه از هر فرد ایجاد می‌شود. <text:span text:style-name="T11">هر </text:span>دقی<text:span text:style-name="T11">ق</text:span>ه یک Integer <text:s/>با طول ۲ بایت <text:s/><text:span text:style-name="T11">به ازای هر فرد تولید می‌شود <text:s/>که اگر جمعیت جهان را </text:span>7,000,000,000 <text:s/><text:span text:style-name="T11">نفر در نظر بگیریم </text:span>نتیجه <text:span text:style-name="T5">مساوی است با تقریباً ۱۴ ترابایت داده در هر دقیقه. سؤال اینجاست که این همه ذخیره سازی اطلاعات چه استفاده‌ای دارد؟ لزوماً هیچ اما اگر داده‌های دیگری مثل غذای مصرفی، مرگ و میر و یا سلامت را به آن اضافه کنیم می‌توان گفت که داده‌ی بسیار مفیدی داریم که می‌توانیم از آن به عنوان راه‌حلی برای مقابله با چاقی مقابله با انواع بیماری و یا افزایش طول عمر استفاده کنیم و این همان کاری است که Big Data انجام می‌دهد.</text:span></text:p>
                </text:list-item>
                <text:list-item>
                  <text:p text:style-name="P39">هوشمندی </text:p>
                  <text:list>
                    <text:list-item>
                      <text:p text:style-name="P40">برای اینکه تصور بهتری از هوشمندی در Big Data داشته باشید بگذارید همان مثال قبل را دوباره بررسی کنیم. داده‌های عظیمی از میزان کالُری دریافتی و مصرفی،مرگ و میر و سلامت نسبی. قصد داریم از این‌ اطلاعات دانش استخراج نماییم استخراج دانش و تولید علم کار پیچیده‌ای نیست نگاهی به اطرافتان بندازید ما از ابتدای شکل‌گیری انسان دانش تولید کرده‌ایم به دنبال الگو‌ها و تکرارها گشته‌ایم و بر اساس آن دانش تولید کرده‌ایم حرکت خورشید را چند شبانه‌روز <text:span text:style-name="T11">رصد کرده‌ایم </text:span>و آن را به صورت قانونی درآورده‌ایم که به واسطه آن شب و روز به وجود می‌آمد به همین سادگی. خوب برای اینکه بخواهیم داده‌های ذخیره شده را به دانش تبدیل کنیم به دن<text:span text:style-name="T11">ب</text:span>ال چنین الگوهایی می‌گردیم. دنبال <text:span text:style-name="T6">کاهش سلامت و یا افزایش </text:span>مرگ و میر <text:span text:style-name="T6">در بین افرادی که کالُری مصرفیشان از کالُری دریافتی بیشتر است. این هوشمندی از طریق پردازش و داده‌کاوی توسط کامپیوتر ایجاد می‌شود. کامپیوتر‌هایی که هر روز قویتر و قویتر شده و ارتباطشان با یکدیگر سوپر کامپیوتر‌ها و دیتاسنتر‌ها را می‌سازند و یا حتی کامپیوتر‌هایی با توان پردازش پایین و متوسط که به لطف شیوه‌‌ای به نام Clustering می‌توانند داده‌هایی بسیار حجیم‌ را در کسری از ثانیه پردازش نمایند. کلاسترینگ می‌تواند خود را مدیون ارتباطات و شبکه‌های ارتباطی بداند که با سرعت گرفتن شبکه‌ها راه را برای پردازش‌های سریعتر باز کرده است. در ادامه باید گفت که Big Data نیز باید خود را <text:s/>مدیون سیستم‌ها توزیع شده و سرعت گرفتن ارتباطات شبکه بداند. بگذارید نگاهی بندازیم به اینکه در مدت نیم ساعت آینده چه اتفاقاتی می‌افتد اطلاعاتی که هیچ کدام بی‌ربط به مسأله Big Data و پردازش داده‌های بزرگ نیست. </text:span></text:p>
                    </text:list-item>
                  </text:list>
                </text:list-item>
              </text:list>
            </text:list-item>
          </text:list>
        </text:list-item>
      </text:list>
      <text:p text:style-name="P27"/>
      <text:list xml:id="list183156054285786" text:continue-numbering="true" text:style-name="L1">
        <text:list-item>
          <text:list>
            <text:list-item>
              <text:list>
                <text:list-item>
                  <text:p text:style-name="P39">توی مدتی که دارید ارائه من رو می‌شنوید</text:p>
                  <text:list>
                    <text:list-item>
                      <text:p text:style-name="P39">مرگ و میر </text:p>
                    </text:list-item>
                    <text:list-item>
                      <text:p text:style-name="P39">تولد </text:p>
                    </text:list-item>
                    <text:list-item>
                      <text:p text:style-name="P39">توییتر </text:p>
                    </text:list-item>
                    <text:list-item>
                      <text:p text:style-name="P39">فیس‌بوک </text:p>
                    </text:list-item>
                    <text:list-item>
                      <text:p text:style-name="P39">سرچ </text:p>
                    </text:list-item>
                    <text:list-item>
                      <text:p text:style-name="P39">بنزین</text:p>
                    </text:list-item>
                    <text:list-item>
                      <text:p text:style-name="P42"><text:soft-page-break/>تا اینجا در دنیال امروز زندگی کردیم بگذارید به دنیای فردا هم سری بزنیم. دنیایی که شاید جای بهتری باشد جایی که داده‌های بیشتری تولید <text:span text:style-name="T12">شده، توان</text:span> پردازش <text:span text:style-name="T12">بیشتری داریم </text:span>و دانش‌ بسیار سریعتر رشد می‌کند. نگاهی به ۱۰۰ سال آینده می‌اندازیم پردازنده‌های بسیار سریعتر شبکه‌های بسیار سریعتر که با قدرت پردازنده‌های فعلی ما برابری می‌کند. و داده‌هایی به مراتب بیشتر و عظیم تر فضای ذخیره‌سازی ارزان‌تر و … </text:p>
                    </text:list-item>
                  </text:list>
                </text:list-item>
              </text:list>
            </text:list-item>
            <text:list-item>
              <text:p text:style-name="P37">دنیای فردا </text:p>
              <text:list>
                <text:list-item>
                  <text:p text:style-name="P39">IOT تعدادش </text:p>
                </text:list-item>
                <text:list-item>
                  <text:p text:style-name="P39">نیاز به پردازش‌های بیشتر </text:p>
                </text:list-item>
                <text:list-item>
                  <text:p text:style-name="P39">شاید هم دنیای کامپیوتر‌های نورون بیس </text:p>
                </text:list-item>
              </text:list>
            </text:list-item>
          </text:list>
        </text:list-item>
        <text:list-item>
          <text:p text:style-name="P43">Zookeeper </text:p>
          <text:list>
            <text:list-item>
              <text:p text:style-name="P44">ابتدای شروع به کار با Zookeeper هیجان زیادی داشتم و دوست داشتم بیشتر و بیشتر در مورد <text:span text:style-name="T8">کارایی و API و … این محصول</text:span> اطلاعات کسب کنم و برای آدم عجولی مثل من دو سه روز زما<text:span text:style-name="T8">ن زیادی بود تا بتونم فلسفه وجودی Zookeeper رو درک کنم. اگه بخواهیم خیلی خلاصه Zookeeper رو تعریف کنیم باید گفت سرور Zookeeper از طریق Ensemble</text:span><text:span text:style-name="T8"><text:note text:id="ftn0" text:note-class="endnote"><text:note-citation>ii</text:note-citation><text:note-body><text:p text:style-name="P50">به گروهی از موارد گفته می‌شود که … </text:p><text:p text:style-name="P50"/></text:note-body></text:note></text:span><text:span text:style-name="T8"> به هماهنگ‌سازی داده‌های بحرانی برنامه‌ها می‌پردازد.</text:span></text:p>
            </text:list-item>
            <text:list-item>
              <text:p text:style-name="P46"><text:s text:c="2"/>یک مقدار پیچیده‌ است پس بگذارید با یک مثال روشن کنیم که چه وظایفی را می‌توان به Zookeeper سپرد. فرض کنید که یک برنامه نوشته‌اید که وظیفه خواندن اطلاعات صفحات وب و ذخیره‌سازی آن‌ها را در پایگاه‌داده دارد کاری مشابه بات‌های موتورهای جستجو. حال قصد دارید که بر روی چندین و چند سرور به صورت همزمان چندین اجرا از این اپلیکیشن‌ها داشته باشید. صورت مسأله ساده است هر اپلیکیشن شروع به باز کردن صفحات از طریق لینک‌های درون صفحات می‌کند و محتوا را در پایگاه داده ذخیره‌ می‌نماید <text:span text:style-name="T13">الگویی مشابه Depth-first search</text:span> اما نکته<text:span text:style-name="T13">‌ای که</text:span> بسیار مهم است اینکه برنامه‌ها نباید لینک‌های تکراری باز <text:span text:style-name="T13">کنند</text:span>. لود کردن و خواندن محتوا اگر توسط یک برنامه صورت می‌گرفت کار ساده‌ای بود اما در نظر بگیرید که ما ده‌ها <text:span text:style-name="T13">و یا حتی صدها </text:span>اجرا از برنامه را در ماشین‌های مختلف داریم. اینجاست که Zookeeper به کمک می‌آید هر برنامه کافیست که URL خوانده شده را در Zookeeper <text:s/>بنویسد و قبل از خواندن هر صفحه در Zookeeper کنترل کند که URL قبلاً در Zookeeper توسط خود و یا یک اجرای دیگر از برنامه نوشته نشده باشد.خوب تا اینجا صورت مسأله ساده است اما در نظر بگیرید که <text:span text:style-name="T13">سرویس‌دهی </text:span>Zookeeper <text:span text:style-name="T13">به </text:span>هر دلیلی متوقف شود. <text:span text:style-name="T13">دلایلی </text:span>همچون کرش‌کردن، قطع شدن ارتباط شبکه با ماشینی که Zookeeper <text:span text:style-name="T13">بر روی</text:span> آن در حال اجرا <text:span text:style-name="T13">است </text:span>و … <text:s/>در بهترین حالت ( اگر نخواهیم از کار افتادن برنامه‌ها را در نظر بگیریم )‌ برنامه‌های در حال اجرا دچار Overlap می‌شوند و <text:span text:style-name="T13">اجرا </text:span><text:s/>ممکن است که صفحات خوانده شده توسط خودش را چندین بار <text:span text:style-name="T13">بارگذاری کند </text:span><text:s/>و در پایگاه داده ذخیره کند. این یکی از مزایای اصلی <text:span text:style-name="T13">Zookeeper است. </text:span></text:p>
            </text:list-item>
            <text:list-item>
              <text:p text:style-name="P45">.Zookeeper برای ذخیره‌سازی داده‌های حجیم مناسب نیست و گزینه‌های بهتری برای این‌کار وجود دارند.</text:p>
            </text:list-item>
            <text:list-item>
              <text:p text:style-name="P44"><text:s/>خارج از همه مزیت‌ها و طراحی ساده و دوست‌داشتنی Zookeeper فقط اسم طولانی و خسته کنندش اذیتم کرد هر جا که می‌خواستم اسمش رو بنویسم و یا بگم کلمه Zookeeper برام طولانی بود و کم‌کم Zook جای خودش رو به Zookeeper داد شما هم اگه مثل من و باقی توسعه‌دهنده‌ها تنبل هستید، می‌تونید توی جمعی که <text:span text:style-name="T10">با Zookeeper</text:span> آشنا هستند <text:span text:style-name="T10">آن را </text:span>Zook صدا کنید. </text:p>
            </text:list-item>
            <text:list-item>
              <text:p text:style-name="P43"><text:soft-page-break/>تصور باغ وحش </text:p>
              <text:list>
                <text:list-item>
                  <text:p text:style-name="P34">چی شد که به وجود آمد</text:p>
                </text:list-item>
                <text:list-item>
                  <text:p text:style-name="P34">از کجا شروع شد. </text:p>
                </text:list-item>
                <text:list-item>
                  <text:p text:style-name="P34">الان کجا است . </text:p>
                </text:list-item>
              </text:list>
            </text:list-item>
            <text:list-item>
              <text:p text:style-name="P43">چند‌تا UseCase تعریف می‌کنیم براش</text:p>
              <text:list>
                <text:list-item>
                  <text:p text:style-name="P48">مورد قبلی تنها یکی از موارد استفاده از Zookeeper بود، یک مثال ساده برای اینکه درک اولیه از <text:bookmark-start text:name="__DdeLink__167_1588955452"/>Zookeeper<text:bookmark-end text:name="__DdeLink__167_1588955452"/> پیدا کنید.ولی استفاده از Zookeeper برای سیستم‌های توزیع شده‌ای است که به Master-Worker معروفند. فرض بگیرید که شما یک مرکز پشتیبانی تلفنی برای حل باگ‌های نرم‌افزار هستید یک شخص <text:s/>نقش‌های زیر را به عهده دارد که به آن Master می‌گوییم.</text:p>
                  <text:list>
                    <text:list-item>
                      <text:p text:style-name="P48">دریافت وظایف: وظایف را از طریق تلفن <text:s/>از مشتریان شنیده </text:p>
                    </text:list-item>
                    <text:list-item>
                      <text:p text:style-name="P48">ذخیره‌سازی وظایف: وظایف را در جایی ذخیره سازی می‌کند </text:p>
                    </text:list-item>
                    <text:list-item>
                      <text:p text:style-name="P48">واگذاری وظایف به افراد پشتیبان:‌به طوری که از افرادی که در حال حاضر آماده به کار هستند و افرادی که در حال حاضر وظیفه‌ای ندارند مطلع است در صورتی و وظایف را به آن‌ها واگذار می‌کند. </text:p>
                    </text:list-item>
                    <text:list-item>
                      <text:p text:style-name="P48">از شرایط وظایف و پشتیبانان مطلع :‌ شرایط هر تسک دارای سه وضعیت است <text:span text:style-name="T1">واگذار نشده</text:span> ، <text:span text:style-name="T1">در حال انجام</text:span> <text:s/>و <text:s/><text:span text:style-name="T1">تمام شده</text:span> <text:s/>که از آن‌ها مطلع است و در صورتی که انجام شده باشد می‌تواند وظیفه دیگری را به فرد واگذار کند.</text:p>
                      <text:p text:style-name="P48">این نمونه‌ای از سیستم‌های توزیع شده است که به Master-Worker معروف است. در پیاده‌سازی یک سیستم که قادر باشد به صورت توزیع شده کار کند <text:s/>ساز‌و کار کلی به همین شکل است <text:s/>اما جزئیاتی وجود دارد که بسیار مورد اهمیت هستند بگذارید کمی به آن‌ها بپردازیم ابتدا <text:s/>باید صورت مسأله را سخت‌تر کنیم تا به چیزی که در واقعیت رخ می‌دهد نزدیک‌تر شود. <text:s/>تصور کنیم که <text:s/>پشتیبان‌های ما یا همان Worker‌ها در چندین و چند ساختمان‌ مختلف (در برنامه‌های توزیع شده ماشین‌های مختلف در نظر بگیرید) قرار دارند و از طریق یک راه ارتباطی وظایف را از Master دریافت می‌کنند و یا Master را از وضعیت خود مطلع می‌کنند. </text:p>
                    </text:list-item>
                    <text:list-item>
                      <text:p text:style-name="P48">مشکلاتی که در این سازوکار ممکن است به وجود آید شامل موارد زیر است و باید راه‌حلی برای آن‌ها پیدا کنیم. </text:p>
                      <text:list>
                        <text:list-item>
                          <text:p text:style-name="P48">خارج شدن مستر از دسترس: تصور کنید که مستر دیگر وظیفه‌ای دریافت نکند و یا امکان واگذار کردن وظیفه‌ای به کاربران را نداشته باشد و یا نتواند از وضعیت تسک‌ها اطلاع پیدا کند. این به معنی از کار افتادن کل سیستم و عدم فعالیت همه‌ی اجراها یا Worker هاست . باید توجه داشته باشید که از دسترس خارج شدن Master به چندین دلیل ممکن‌است رخ دهد. اختلال در نحوه کار خود Master در سیستم‌های واقعی کرش کردن برنامه، اختلال در سیستم شبکه و راه‌های ارتباطی که شامل کند شدن و یا قطع شدن می‌شود. </text:p>
                        </text:list-item>
                        <text:list-item>
                          <text:p text:style-name="P48">خارج شدن Worker از دسترس: از آنجایی که ما کارمندان پشتیبانمان را در ساختمان‌های (ماشین‌های) مختلف قرار داده‌ایم نگرانی بسیار کمتری از خرابی به یکباره کل Workerهایمان داریم (مثال‌گذاشتن سیب‌ها در سبدهای مختلف را به یاد بیاورید) پس باید در مورد هر کدام از Worker‌ها بحث کنیم یا مجموعه‌ای کوچکتر از آن‌ها. Worker هم می‌تواند مانند Master از دسترس خارج شود که به دلیل قطعی شبکه و یا به دلیل کرش کردن سیستم باشد نتیجه‌ای که در بر <text:soft-page-break/>خواهد داشت این‌ است که Worker نمی‌تواند وضعیت خود را برای Master تعیین کند، وضعیتی که شامل در حال انجام وظیفه محوله <text:s/>و یا آماده دریافت وظیفه جدید است. همچنین نمی‌تواند وضعیت وظیفه را هم برای Master <text:s/>مشخص کند که آیا انجام شده است <text:s/>و یا در حال انجام است. </text:p>
                        </text:list-item>
                      </text:list>
                    </text:list-item>
                    <text:list-item>
                      <text:p text:style-name="P48">تا اینجا صورت مسأله مشخص شد و از شرایط و مشکلاتی که در سیستم توزیع شده‌ با آن‌ها روبرو خواهیم بود مطلع شدیم. اما د</text:p>
                    </text:list-item>
                  </text:list>
                </text:list-item>
                <text:list-item>
                  <text:p text:style-name="P49">اینکه باید همیشه Accessible باشند</text:p>
                </text:list-item>
                <text:list-item>
                  <text:p text:style-name="P49">Master-worker چیست. هیچ ربطی به Zookeeper ندارد</text:p>
                </text:list-item>
                <text:list-item>
                  <text:p text:style-name="P49">property Manager </text:p>
                </text:list-item>
                <text:list-item>
                  <text:p text:style-name="P43">crowler </text:p>
                </text:list-item>
                <text:list-item>
                  <text:p text:style-name="P43">و …</text:p>
                </text:list-item>
              </text:list>
            </text:list-item>
            <text:list-item>
              <text:p text:style-name="P34">چطور کار می کنه </text:p>
            </text:list-item>
            <text:list-item>
              <text:p text:style-name="P34">چه‌جوری پیکربندیش کنیم</text:p>
            </text:list-item>
            <text:list-item>
              <text:p text:style-name="P34">از داکر می‌تونیم استفاده کنیم</text:p>
            </text:list-item>
            <text:list-item>
              <text:p text:style-name="P34">چطور تحریم‌های داکر رو دور بزنیم</text:p>
            </text:list-item>
            <text:list-item>
              <text:p text:style-name="P34">داکر رو ران کنید</text:p>
            </text:list-item>
            <text:list-item>
              <text:p text:style-name="P34">چند zookeeper استارت کنید</text:p>
            </text:list-item>
            <text:list-item>
              <text:p text:style-name="P34">بترکونید داکر‌ها رو </text:p>
            </text:list-item>
            <text:list-item>
              <text:p text:style-name="P34">نتیجه رو بررسی کنید. </text:p>
            </text:list-item>
            <text:list-item>
              <text:p text:style-name="P34">یک مثال می‌تونید از کدهای من ببینید </text:p>
            </text:list-item>
            <text:list-item>
              <text:p text:style-name="P35">جمع‌بندی</text:p>
              <text:list>
                <text:list-item>
                  <text:p text:style-name="P35">بیشتر می‌خواید یاد بگیرید می‌تونید از سایت خود <text:span text:style-name="T7">Zookeeper</text:span> مواردی را بررسی کنید. </text:p>
                  <text:list>
                    <text:list-item>
                      <text:p text:style-name="P35">لینک‌های مفید رو بزارم و اینکه چی هست و چگونه می‌تونند باهاش کار کنند </text:p>
                    </text:list-item>
                  </text:list>
                </text:list-item>
                <text:list-item>
                  <text:p text:style-name="P35">این‌ها همه توضیحاتی بود تا به کافکا برسیم. </text:p>
                </text:list-item>
              </text:list>
            </text:list-item>
          </text:list>
        </text:list-item>
        <text:list-item>
          <text:p text:style-name="P35">Apache Kafka </text:p>
          <text:list>
            <text:list-item>
              <text:p text:style-name="P35"/>
            </text:list-item>
          </text:list>
        </text:list-item>
        <text:list-item>
          <text:p text:style-name="P47">کتاب‌هایی که توصیه می‌شود خوانده شود. </text:p>
          <text:list>
            <text:list-header>
              <text:p text:style-name="P43"/>
            </text:list-header>
          </text:list>
        </text:list-item>
      </text:list>
      <text:p text:style-name="P23"><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rial Black" svg:font-family="'Arial Black'" style:font-adornments="Regular" style:font-pitch="variable"/>
    <style:font-face style:name="Parastoo" svg:font-family="Parastoo" style:font-pitch="variable"/>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fa" style:country-complex="IR"/>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Arial Black" fo:font-family="'Arial Black'" style:font-style-name="Regular" style:font-pitch="variable" fo:font-size="9pt" style:font-size-asian="10.5pt" style:font-name-complex="Arial" style:font-family-complex="Arial" style:font-style-name-complex="Regular" style:font-family-generic-complex="swiss"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rl-tb" style:footnote-max-height="0in">
        <style:footnote-sep style:line-style="solid" style:adjustment="righ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xmlns:style="urn:oasis:names:tc:opendocument:xmlns:style:1.0" xmlns:text="urn:oasis:names:tc:opendocument:xmlns:text:1.0" xmlns:table="urn:oasis:names:tc:opendocument:xmlns:table:1.0" xmlns:draw="urn:oasis:names:tc:opendocument:xmlns:drawing:1.0" xmlns:fo="urn:oasis:names:tc:opendocument:xmlns:xsl-fo-compatible: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config="urn:oasis:names:tc:opendocument:xmlns:config:1.0"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meta:creation-date>2016-07-19T17:13:29.440382021</meta:creation-date>
    <dc:date>2016-07-24T18:31:55.267471005</dc:date>
    <meta:editing-duration>PT19H32M46S</meta:editing-duration>
    <meta:editing-cycles>15</meta:editing-cycles>
    <meta:generator>LibreOffice/5.1.4.2$Linux_X86_64 LibreOffice_project/10m0$Build-2</meta:generator>
    <meta:document-statistic meta:table-count="0" meta:image-count="0" meta:object-count="0" meta:page-count="6" meta:paragraph-count="68" meta:word-count="2180" meta:character-count="11040" meta:non-whitespace-character-count="8904"/>
  </office:meta>
</office:document-meta>
</file>